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1.6pt" svg:height="255.09pt" svg:x="15.59pt" svg:y="310.05pt">
            <draw:object draw:notify-on-update-of-ranges="Sheet1.A5:Sheet1.A16 Sheet1.B5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25.71pt" svg:y="11.37pt">
            <draw:object draw:notify-on-update-of-ranges="Sheet1.E5:Sheet1.E16 Sheet1.F5:Sheet1.F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.21163866666667" calcext:value-type="float">
            <text:p>6.211638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.00804092704255" calcext:value-type="float">
            <text:p>1.0080409270425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3.330877" calcext:value-type="float">
            <text:p>3.3308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1.8798610696222" calcext:value-type="float">
            <text:p>1.879861069622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2.19081766666667" calcext:value-type="float">
            <text:p>2.190817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2.85810457678435" calcext:value-type="float">
            <text:p>2.858104576784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1.66295566666667" calcext:value-type="float">
            <text:p>1.662955666666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3.76533549601543" calcext:value-type="float">
            <text:p>3.7653354960154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1.40998866666667" calcext:value-type="float">
            <text:p>1.409988666666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4.44087682974284" calcext:value-type="float">
            <text:p>4.4408768297428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1.14808466666667" calcext:value-type="float">
            <text:p>1.148084666666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float" office:value="5.45394096951038" calcext:value-type="float">
            <text:p>5.453940969510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1.01296" calcext:value-type="float">
            <text:p>1.0129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float" office:value="6.18147409571948" calcext:value-type="float">
            <text:p>6.1814740957194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0.902034333333333" calcext:value-type="float">
            <text:p>0.9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6.94162712949211" calcext:value-type="float">
            <text:p>6.9416271294921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0.768903333333333" calcext:value-type="float">
            <text:p>0.7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8.14352822851594" calcext:value-type="float">
            <text:p>8.1435282285159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0.703579" calcext:value-type="float">
            <text:p>0.7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float" office:value="8.8996203695676" calcext:value-type="float">
            <text:p>8.899620369567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0.682583333333333" calcext:value-type="float">
            <text:p>0.6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float" office:value="9.17336491270907" calcext:value-type="float">
            <text:p>9.1733649127090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0.663535333333333" calcext:value-type="float">
            <text:p>0.6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float" office:value="9.43670319490648" calcext:value-type="float">
            <text:p>9.43670319490648</text:p>
          </table:table-cell>
        </table:table-row>
        <table:table-row table:style-name="ro1">
          <table:table-cell table:style-name="ce1"/>
          <table:table-cell table:style-name="ce4"/>
          <table:table-cell table:number-columns-repeated="4"/>
        </table:table-row>
        <table:table-row table:style-name="ro1" table:number-rows-repeated="3">
          <table:table-cell/>
          <table:table-cell table:style-name="ce4"/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1:39:43.173481377</meta:creation-date>
    <dc:date>2018-11-14T11:46:49.450434908</dc:date>
    <meta:editing-duration>PT7M6S</meta:editing-duration>
    <meta:editing-cycles>1</meta:editing-cycles>
    <meta:generator>LibreOffice/6.0.4.2$Linux_X86_64 LibreOffice_project/00m0$Build-2</meta:generator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27cm" svg:height="9cm" xlink:href=".." xlink:type="simple" chart:class="chart:scatter" chart:style-name="ch1">
        <chart:title svg:x="5.743cm" svg:y="0.315cm" chart:style-name="ch2">
          <text:p>elapsed time plot</text:p>
        </chart:title>
        <chart:subtitle svg:x="6.716cm" svg:y="1.275cm" chart:style-name="ch3">
          <text:p>optional 2</text:p>
        </chart:subtitle>
        <chart:plot-area chart:style-name="ch4" table:cell-range-address="Sheet1.A5:Sheet1.B16" svg:x="1.173cm" svg:y="2.069cm" svg:width="10.905cm" svg:height="5.725cm">
          <chartooo:coordinate-region svg:x="1.631cm" svg:y="2.278cm" svg:width="10.239cm" svg:height="4.852cm"/>
          <chart:axis chart:dimension="x" chart:name="primary-x" chart:style-name="ch5">
            <chart:title svg:x="6.272cm" svg:y="7.974cm" chart:style-name="ch6">
              <text:p>time</text:p>
            </chart:title>
          </chart:axis>
          <chart:axis chart:dimension="y" chart:name="primary-y" chart:style-name="ch5">
            <chart:title svg:x="0.325cm" svg:y="5.535cm" chart:style-name="ch7">
              <text:p>threads</text:p>
            </chart:title>
            <chart:grid chart:style-name="ch8" chart:class="major"/>
          </chart:axis>
          <chart:series chart:style-name="ch9" chart:values-cell-range-address="Sheet1.B5:Sheet1.B16" chart:class="chart:scatter">
            <chart:domain table:cell-range-address="Sheet1.A5:Sheet1.A16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6</svg:desc>
                </draw:g>
              </table:table-cell>
              <table:table-cell office:value-type="float" office:value="6.21163866666667">
                <text:p>6.21163866666667</text:p>
                <draw:g>
                  <svg:desc>Sheet1.B5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30877">
                <text:p>3.330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19081766666667">
                <text:p>2.190817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66295566666667">
                <text:p>1.662955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998866666667">
                <text:p>1.409988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14808466666667">
                <text:p>1.148084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1296">
                <text:p>1.01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2034333333333">
                <text:p>0.902034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68903333333333">
                <text:p>0.76890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03579">
                <text:p>0.703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82583333333333">
                <text:p>0.68258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63535333333333">
                <text:p>0.663535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1cm" svg:y="0.315cm" chart:style-name="ch2">
          <text:p>Speed-up Plot</text:p>
        </chart:title>
        <chart:subtitle svg:x="7.103cm" svg:y="1.275cm" chart:style-name="ch3">
          <text:p>optional 2</text:p>
        </chart:subtitle>
        <chart:plot-area chart:style-name="ch4" table:cell-range-address="Sheet1.E5:Sheet1.F16" svg:x="1.315cm" svg:y="2.13cm" svg:width="14.365cm" svg:height="5.725cm">
          <chartooo:coordinate-region svg:x="1.773cm" svg:y="2.338cm" svg:width="13.493cm" svg:height="4.853cm"/>
          <chart:axis chart:dimension="x" chart:name="primary-x" chart:style-name="ch5">
            <chart:title svg:x="7.76cm" svg:y="8.035cm" chart:style-name="ch6">
              <text:p>speed-up</text:p>
            </chart:title>
          </chart:axis>
          <chart:axis chart:dimension="y" chart:name="primary-y" chart:style-name="ch5">
            <chart:title svg:x="0.451cm" svg:y="5.596cm" chart:style-name="ch7">
              <text:p>threads</text:p>
            </chart:title>
            <chart:grid chart:style-name="ch8" chart:class="major"/>
          </chart:axis>
          <chart:series chart:style-name="ch9" chart:values-cell-range-address="Sheet1.F5:Sheet1.F16" chart:class="chart:scatter">
            <chart:domain table:cell-range-address="Sheet1.E5:Sheet1.E16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5:Sheet1.E16</svg:desc>
                </draw:g>
              </table:table-cell>
              <table:table-cell office:value-type="float" office:value="1.00804092704255">
                <text:p>1.00804092704255</text:p>
                <draw:g>
                  <svg:desc>Sheet1.F5:Shee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98610696222">
                <text:p>1.8798610696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5810457678435">
                <text:p>2.85810457678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6533549601543">
                <text:p>3.76533549601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44087682974284">
                <text:p>4.4408768297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45394096951038">
                <text:p>5.45394096951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18147409571948">
                <text:p>6.18147409571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94162712949211">
                <text:p>6.94162712949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14352822851594">
                <text:p>8.14352822851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996203695676">
                <text:p>8.89962036956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17336491270907">
                <text:p>9.17336491270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43670319490648">
                <text:p>9.43670319490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